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DejaVu Sans1" svg:font-family="'DejaVu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001cm" fo:min-width="0.001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579d1c" draw:textarea-horizontal-align="left" draw:textarea-vertical-align="top" draw:auto-grow-height="true" draw:auto-grow-width="true" fo:min-height="0.512cm" fo:min-width="0.968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d6615c"/>
    </style:style>
    <style:style style:name="gr4" style:family="graphic" style:parent-style-name="standard">
      <style:graphic-properties draw:stroke="none" svg:stroke-color="#000000" draw:fill="solid" draw:fill-color="#579d1c" draw:textarea-horizontal-align="left" draw:textarea-vertical-align="top" draw:auto-grow-height="true" draw:auto-grow-width="true" fo:min-height="0.001cm" fo:min-width="0.001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bfbfbf"/>
    </style:style>
    <style:style style:name="gr6" style:family="graphic" style:parent-style-name="standard">
      <style:graphic-properties draw:stroke="none" draw:fill="solid" draw:fill-color="#579d1c" draw:textarea-horizontal-align="left" draw:textarea-vertical-align="top" draw:auto-grow-height="true" draw:auto-grow-width="true" fo:min-height="0.001cm" fo:min-width="0.00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pt" style:font-size-asian="20pt" style:font-size-complex="20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P5" style:family="paragraph">
      <loext:graphic-properties draw:fill="solid" draw:fill-color="#579d1c"/>
      <style:paragraph-properties fo:text-align="start" style:writing-mode="lr-tb"/>
      <style:text-properties fo:font-size="9pt" style:font-size-asian="9pt" style:font-size-complex="9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solid" draw:fill-color="#d6615c"/>
    </style:style>
    <style:style style:name="P8" style:family="paragraph">
      <loext:graphic-properties draw:fill="solid" draw:fill-color="#bfbfbf"/>
    </style:style>
    <style:style style:name="T1" style:family="text">
      <style:text-properties fo:color="#d6615c" style:font-name="Trebuchet MS1" fo:font-size="20pt" fo:font-weight="bold" style:font-size-asian="20pt" style:font-name-complex="Trebuchet MS1" style:font-size-complex="20pt" style:font-weight-complex="bold"/>
    </style:style>
    <style:style style:name="T2" style:family="text">
      <style:text-properties fo:color="#262626" style:font-name="Trebuchet MS1" fo:font-size="12pt" fo:font-weight="bold" style:font-size-asian="12pt" style:font-name-complex="Trebuchet MS1" style:font-size-complex="12pt" style:font-weight-complex="bold"/>
    </style:style>
    <style:style style:name="T3" style:family="text">
      <style:text-properties fo:color="#d6615c" style:font-name="Trebuchet MS1" fo:font-size="10pt" fo:font-weight="bold" style:font-size-asian="10pt" style:font-name-complex="Trebuchet MS1" style:font-size-complex="10pt" style:font-weight-complex="bold"/>
    </style:style>
    <style:style style:name="T4" style:family="text">
      <style:text-properties fo:color="#262626" style:font-name="Trebuchet MS1" fo:font-size="9pt" fo:font-weight="bold" style:font-size-asian="9pt" style:font-name-complex="Trebuchet MS1" style:font-size-complex="9pt" style:font-weight-complex="bold"/>
    </style:style>
    <style:style style:name="T5" style:family="text">
      <style:text-properties fo:color="#404040" style:font-name="Trebuchet MS1" fo:font-size="9pt" style:font-size-asian="9pt" style:font-name-complex="Trebuchet MS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5.678cm" svg:height="0.827cm" svg:x="2.209cm" svg:y="2.03cm">
          <draw:text-box>
            <text:p text:style-name="P1"><text:span text:style-name="T1">CS 115 Introduction to Computer Programming </text:span></text:p>
          </draw:text-box>
        </draw:frame>
        <draw:frame draw:style-name="gr1" draw:text-style-name="P3" draw:layer="layout" svg:width="3.918cm" svg:height="0.496cm" svg:x="2.209cm" svg:y="2.972cm">
          <draw:text-box>
            <text:p text:style-name="P1"><text:span text:style-name="T2">Fall Semester 2015 </text:span></text:p>
          </draw:text-box>
        </draw:frame>
        <draw:frame draw:style-name="gr1" draw:text-style-name="P3" draw:layer="layout" svg:width="3.397cm" svg:height="0.496cm" svg:x="2.209cm" svg:y="3.463cm">
          <draw:text-box>
            <text:p text:style-name="P1"><text:span text:style-name="T2">Course Schedule </text:span></text:p>
          </draw:text-box>
        </draw:frame>
        <draw:frame draw:style-name="gr1" draw:text-style-name="P4" draw:layer="layout" svg:width="2.064cm" svg:height="0.412cm" svg:x="2.209cm" svg:y="3.956cm">
          <draw:text-box>
            <text:p text:style-name="P1"><text:span text:style-name="T3">Week <text:s/>Topic </text:span></text:p>
          </draw:text-box>
        </draw:frame>
        <draw:frame draw:style-name="gr1" draw:text-style-name="P4" draw:layer="layout" svg:width="1.407cm" svg:height="0.412cm" svg:x="8.48cm" svg:y="3.956cm">
          <draw:text-box>
            <text:p text:style-name="P1"><text:span text:style-name="T3">Reading </text:span></text:p>
          </draw:text-box>
        </draw:frame>
        <draw:frame draw:style-name="gr1" draw:text-style-name="P4" draw:layer="layout" svg:width="1.645cm" svg:height="0.412cm" svg:x="11.914cm" svg:y="3.956cm">
          <draw:text-box>
            <text:p text:style-name="P1"><text:span text:style-name="T3">Exercises </text:span></text:p>
          </draw:text-box>
        </draw:frame>
        <draw:frame draw:style-name="gr2" draw:text-style-name="P5" draw:layer="layout" svg:width="0.968cm" svg:height="0.512cm" svg:x="2.209cm" svg:y="5.044cm">
          <draw:text-box>
            <text:p text:style-name="P1"><text:span text:style-name="T4"><text:s text:c="7"/></text:span><text:span text:style-name="T4">1 </text:span></text:p>
          </draw:text-box>
        </draw:frame>
        <draw:frame draw:style-name="gr1" draw:text-style-name="P6" draw:layer="layout" svg:width="1.238cm" svg:height="0.374cm" svg:x="3.327cm" svg:y="4.67cm">
          <draw:text-box>
            <text:p text:style-name="P1"><text:span text:style-name="T5">Syllabus </text:span></text:p>
          </draw:text-box>
        </draw:frame>
        <draw:frame draw:style-name="gr1" draw:text-style-name="P6" draw:layer="layout" svg:width="3.863cm" svg:height="0.374cm" svg:x="3.327cm" svg:y="5.178cm">
          <draw:text-box>
            <text:p text:style-name="P1"><text:span text:style-name="T5">Introduction to Computers </text:span></text:p>
          </draw:text-box>
        </draw:frame>
        <draw:frame draw:style-name="gr1" draw:text-style-name="P6" draw:layer="layout" svg:width="0.099cm" svg:height="0.374cm" svg:x="8.48cm" svg:y="4.67cm">
          <draw:text-box>
            <text:p text:style-name="P1"><text:span text:style-name="T5"><text:s/></text:span></text:p>
          </draw:text-box>
        </draw:frame>
        <draw:frame draw:style-name="gr1" draw:text-style-name="P6" draw:layer="layout" svg:width="1.492cm" svg:height="0.374cm" svg:x="8.48cm" svg:y="5.178cm">
          <draw:text-box>
            <text:p text:style-name="P1"><text:span text:style-name="T5">Chapter 1 </text:span></text:p>
          </draw:text-box>
        </draw:frame>
        <draw:frame draw:style-name="gr1" draw:text-style-name="P6" draw:layer="layout" svg:width="0.099cm" svg:height="0.374cm" svg:x="11.914cm" svg:y="4.67cm">
          <draw:text-box>
            <text:p text:style-name="P1"><text:span text:style-name="T5"><text:s/></text:span></text:p>
          </draw:text-box>
        </draw:frame>
        <draw:polygon draw:style-name="gr3" draw:text-style-name="P7" draw:layer="layout" svg:width="1.118cm" svg:height="0.017cm" svg:x="2.209cm" svg:y="4.525cm" svg:viewBox="0 0 1119 18" draw:points="0,18 1119,18 1119,0 0,0">
          <text:p/>
        </draw:polygon>
        <draw:polygon draw:style-name="gr3" draw:text-style-name="P7" draw:layer="layout" svg:width="0.017cm" svg:height="0.017cm" svg:x="3.327cm" svg:y="4.525cm" svg:viewBox="0 0 18 18" draw:points="0,18 18,18 18,0 0,0">
          <text:p/>
        </draw:polygon>
        <draw:polygon draw:style-name="gr3" draw:text-style-name="P7" draw:layer="layout" svg:width="5.136cm" svg:height="0.017cm" svg:x="3.344cm" svg:y="4.525cm" svg:viewBox="0 0 5137 18" draw:points="0,18 5137,18 5137,0 0,0">
          <text:p/>
        </draw:polygon>
        <draw:polygon draw:style-name="gr3" draw:text-style-name="P7" draw:layer="layout" svg:width="0.017cm" svg:height="0.017cm" svg:x="8.48cm" svg:y="4.525cm" svg:viewBox="0 0 18 18" draw:points="0,18 18,18 18,0 0,0">
          <text:p/>
        </draw:polygon>
        <draw:polygon draw:style-name="gr3" draw:text-style-name="P7" draw:layer="layout" svg:width="3.417cm" svg:height="0.017cm" svg:x="8.497cm" svg:y="4.525cm" svg:viewBox="0 0 3418 18" draw:points="0,18 3418,18 3418,0 0,0">
          <text:p/>
        </draw:polygon>
        <draw:polygon draw:style-name="gr3" draw:text-style-name="P7" draw:layer="layout" svg:width="0.016cm" svg:height="0.017cm" svg:x="11.914cm" svg:y="4.525cm" svg:viewBox="0 0 17 18" draw:points="0,18 17,18 17,0 0,0">
          <text:p/>
        </draw:polygon>
        <draw:polygon draw:style-name="gr3" draw:text-style-name="P7" draw:layer="layout" svg:width="5.135cm" svg:height="0.017cm" svg:x="11.93cm" svg:y="4.525cm" svg:viewBox="0 0 5136 18" draw:points="0,18 5136,18 5136,0 0,0">
          <text:p/>
        </draw:polygon>
        <draw:frame draw:style-name="gr1" draw:text-style-name="P6" draw:layer="layout" svg:width="4.684cm" svg:height="0.374cm" svg:x="11.914cm" svg:y="5.178cm">
          <draw:text-box>
            <text:p text:style-name="P1"><text:span text:style-name="T5">Quiz 1 Self-introduction by 1/15 </text:span></text:p>
          </draw:text-box>
        </draw:frame>
        <draw:frame draw:style-name="gr4" draw:text-style-name="P5" draw:layer="layout" svg:width="0.968cm" svg:height="0.374cm" svg:x="2.209cm" svg:y="5.847cm">
          <draw:text-box>
            <text:p text:style-name="P1"><text:span text:style-name="T4"><text:s text:c="7"/></text:span><text:span text:style-name="T4">2 </text:span></text:p>
          </draw:text-box>
        </draw:frame>
        <draw:frame draw:style-name="gr1" draw:text-style-name="P6" draw:layer="layout" svg:width="2.982cm" svg:height="0.374cm" svg:x="3.327cm" svg:y="5.847cm">
          <draw:text-box>
            <text:p text:style-name="P1"><text:span text:style-name="T5">Designing a program </text:span></text:p>
          </draw:text-box>
        </draw:frame>
        <draw:frame draw:style-name="gr1" draw:text-style-name="P6" draw:layer="layout" svg:width="1.492cm" svg:height="0.374cm" svg:x="8.48cm" svg:y="5.847cm">
          <draw:text-box>
            <text:p text:style-name="P1"><text:span text:style-name="T5">Chapter 2 </text:span></text:p>
          </draw:text-box>
        </draw:frame>
        <draw:frame draw:style-name="gr1" draw:text-style-name="P6" draw:layer="layout" svg:width="2.364cm" svg:height="0.374cm" svg:x="8.48cm" svg:y="6.357cm">
          <draw:text-box>
            <text:p text:style-name="P1"><text:span text:style-name="T5"><text:s text:c="3"/></text:span><text:span text:style-name="T5">sections 2.1-4 </text:span></text:p>
          </draw:text-box>
        </draw:frame>
        <draw:frame draw:style-name="gr1" draw:text-style-name="P6" draw:layer="layout" svg:width="0.099cm" svg:height="0.374cm" svg:x="11.914cm" svg:y="5.847cm">
          <draw:text-box>
            <text:p text:style-name="P1"><text:span text:style-name="T5"><text:s/></text:span></text:p>
          </draw:text-box>
        </draw:frame>
        <draw:polygon draw:style-name="gr5" draw:text-style-name="P8" draw:layer="layout" svg:width="1.118cm" svg:height="0.017cm" svg:x="2.209cm" svg:y="5.705cm" svg:viewBox="0 0 1119 18" draw:points="0,18 1119,18 1119,0 0,0">
          <text:p/>
        </draw:polygon>
        <draw:polygon draw:style-name="gr5" draw:text-style-name="P8" draw:layer="layout" svg:width="0.017cm" svg:height="0.017cm" svg:x="3.327cm" svg:y="5.705cm" svg:viewBox="0 0 18 18" draw:points="0,18 18,18 18,0 0,0">
          <text:p/>
        </draw:polygon>
        <draw:polygon draw:style-name="gr5" draw:text-style-name="P8" draw:layer="layout" svg:width="5.136cm" svg:height="0.017cm" svg:x="3.344cm" svg:y="5.705cm" svg:viewBox="0 0 5137 18" draw:points="0,18 5137,18 5137,0 0,0">
          <text:p/>
        </draw:polygon>
        <draw:polygon draw:style-name="gr5" draw:text-style-name="P8" draw:layer="layout" svg:width="0.017cm" svg:height="0.017cm" svg:x="8.48cm" svg:y="5.705cm" svg:viewBox="0 0 18 18" draw:points="0,18 18,18 18,0 0,0">
          <text:p/>
        </draw:polygon>
        <draw:polygon draw:style-name="gr5" draw:text-style-name="P8" draw:layer="layout" svg:width="3.417cm" svg:height="0.017cm" svg:x="8.497cm" svg:y="5.705cm" svg:viewBox="0 0 3418 18" draw:points="0,18 3418,18 3418,0 0,0">
          <text:p/>
        </draw:polygon>
        <draw:polygon draw:style-name="gr5" draw:text-style-name="P8" draw:layer="layout" svg:width="0.016cm" svg:height="0.017cm" svg:x="11.914cm" svg:y="5.705cm" svg:viewBox="0 0 17 18" draw:points="0,18 17,18 17,0 0,0">
          <text:p/>
        </draw:polygon>
        <draw:polygon draw:style-name="gr5" draw:text-style-name="P8" draw:layer="layout" svg:width="5.135cm" svg:height="0.017cm" svg:x="11.93cm" svg:y="5.705cm" svg:viewBox="0 0 5136 18" draw:points="0,18 5136,18 5136,0 0,0">
          <text:p/>
        </draw:polygon>
        <draw:frame draw:style-name="gr1" draw:text-style-name="P6" draw:layer="layout" svg:width="4.612cm" svg:height="0.374cm" svg:x="11.914cm" svg:y="6.357cm">
          <draw:text-box>
            <text:p text:style-name="P1"><text:span text:style-name="T5">MyProgrammingLab Hw 1 – 1/22 </text:span></text:p>
          </draw:text-box>
        </draw:frame>
        <draw:frame draw:style-name="gr6" draw:text-style-name="P5" draw:layer="layout" svg:width="0.968cm" svg:height="0.374cm" svg:x="2.209cm" svg:y="7.026cm">
          <draw:text-box>
            <text:p text:style-name="P1"><text:span text:style-name="T4"><text:s text:c="7"/></text:span><text:span text:style-name="T4">3 </text:span></text:p>
          </draw:text-box>
        </draw:frame>
        <draw:frame draw:style-name="gr1" draw:text-style-name="P6" draw:layer="layout" svg:width="4.049cm" svg:height="0.374cm" svg:x="3.327cm" svg:y="7.026cm">
          <draw:text-box>
            <text:p text:style-name="P1"><text:span text:style-name="T5">Input, Processing, &amp; Output </text:span></text:p>
          </draw:text-box>
        </draw:frame>
        <draw:frame draw:style-name="gr1" draw:text-style-name="P6" draw:layer="layout" svg:width="1.492cm" svg:height="0.374cm" svg:x="8.48cm" svg:y="7.026cm">
          <draw:text-box>
            <text:p text:style-name="P1"><text:span text:style-name="T5">Chapter 2 </text:span></text:p>
          </draw:text-box>
        </draw:frame>
        <draw:frame draw:style-name="gr1" draw:text-style-name="P6" draw:layer="layout" svg:width="2.364cm" svg:height="0.374cm" svg:x="8.48cm" svg:y="7.536cm">
          <draw:text-box>
            <text:p text:style-name="P1"><text:span text:style-name="T5"><text:s text:c="3"/></text:span><text:span text:style-name="T5">sections 2.5-8 </text:span></text:p>
          </draw:text-box>
        </draw:frame>
        <draw:frame draw:style-name="gr1" draw:text-style-name="P6" draw:layer="layout" svg:width="3.863cm" svg:height="0.374cm" svg:x="11.914cm" svg:y="7.026cm">
          <draw:text-box>
            <text:p text:style-name="P1"><text:span text:style-name="T5">Quiz 2 on chapter 1 – 1/25 </text:span></text:p>
          </draw:text-box>
        </draw:frame>
        <draw:polygon draw:style-name="gr5" draw:text-style-name="P8" draw:layer="layout" svg:width="1.118cm" svg:height="0.017cm" svg:x="2.209cm" svg:y="6.884cm" svg:viewBox="0 0 1119 18" draw:points="0,18 1119,18 1119,0 0,0">
          <text:p/>
        </draw:polygon>
        <draw:polygon draw:style-name="gr5" draw:text-style-name="P8" draw:layer="layout" svg:width="0.017cm" svg:height="0.017cm" svg:x="3.327cm" svg:y="6.884cm" svg:viewBox="0 0 18 18" draw:points="0,18 18,18 18,0 0,0">
          <text:p/>
        </draw:polygon>
        <draw:polygon draw:style-name="gr5" draw:text-style-name="P8" draw:layer="layout" svg:width="5.136cm" svg:height="0.017cm" svg:x="3.344cm" svg:y="6.884cm" svg:viewBox="0 0 5137 18" draw:points="0,18 5137,18 5137,0 0,0">
          <text:p/>
        </draw:polygon>
        <draw:polygon draw:style-name="gr5" draw:text-style-name="P8" draw:layer="layout" svg:width="0.017cm" svg:height="0.017cm" svg:x="8.48cm" svg:y="6.884cm" svg:viewBox="0 0 18 18" draw:points="0,18 18,18 18,0 0,0">
          <text:p/>
        </draw:polygon>
        <draw:polygon draw:style-name="gr5" draw:text-style-name="P8" draw:layer="layout" svg:width="3.417cm" svg:height="0.017cm" svg:x="8.497cm" svg:y="6.884cm" svg:viewBox="0 0 3418 18" draw:points="0,18 3418,18 3418,0 0,0">
          <text:p/>
        </draw:polygon>
        <draw:polygon draw:style-name="gr5" draw:text-style-name="P8" draw:layer="layout" svg:width="0.016cm" svg:height="0.017cm" svg:x="11.914cm" svg:y="6.884cm" svg:viewBox="0 0 17 18" draw:points="0,18 17,18 17,0 0,0">
          <text:p/>
        </draw:polygon>
        <draw:polygon draw:style-name="gr5" draw:text-style-name="P8" draw:layer="layout" svg:width="5.135cm" svg:height="0.017cm" svg:x="11.93cm" svg:y="6.884cm" svg:viewBox="0 0 5136 18" draw:points="0,18 5136,18 5136,0 0,0">
          <text:p/>
        </draw:polygon>
        <draw:frame draw:style-name="gr1" draw:text-style-name="P6" draw:layer="layout" svg:width="4.612cm" svg:height="0.374cm" svg:x="11.914cm" svg:y="7.536cm">
          <draw:text-box>
            <text:p text:style-name="P1"><text:span text:style-name="T5">MyProgrammingLab Hw 2 – 1/29 </text:span></text:p>
          </draw:text-box>
        </draw:frame>
        <draw:frame draw:style-name="gr1" draw:text-style-name="P6" draw:layer="layout" svg:width="0.968cm" svg:height="0.374cm" svg:x="2.209cm" svg:y="8.205cm">
          <draw:text-box>
            <text:p text:style-name="P1"><text:span text:style-name="T4"><text:s text:c="7"/></text:span><text:span text:style-name="T4">4 </text:span></text:p>
          </draw:text-box>
        </draw:frame>
        <draw:frame draw:style-name="gr1" draw:text-style-name="P6" draw:layer="layout" svg:width="4.875cm" svg:height="0.374cm" svg:x="3.327cm" svg:y="8.205cm">
          <draw:text-box>
            <text:p text:style-name="P1"><text:span text:style-name="T5">Decision structures: if statement <text:s/></text:span></text:p>
          </draw:text-box>
        </draw:frame>
        <draw:frame draw:style-name="gr1" draw:text-style-name="P6" draw:layer="layout" svg:width="0.099cm" svg:height="0.374cm" svg:x="3.327cm" svg:y="8.713cm">
          <draw:text-box>
            <text:p text:style-name="P1"><text:span text:style-name="T5"><text:s/></text:span></text:p>
          </draw:text-box>
        </draw:frame>
        <draw:frame draw:style-name="gr1" draw:text-style-name="P6" draw:layer="layout" svg:width="1.492cm" svg:height="0.374cm" svg:x="8.48cm" svg:y="8.205cm">
          <draw:text-box>
            <text:p text:style-name="P1"><text:span text:style-name="T5">Chapter 3 </text:span></text:p>
          </draw:text-box>
        </draw:frame>
        <draw:frame draw:style-name="gr1" draw:text-style-name="P6" draw:layer="layout" svg:width="2.364cm" svg:height="0.374cm" svg:x="8.48cm" svg:y="8.713cm">
          <draw:text-box>
            <text:p text:style-name="P1"><text:span text:style-name="T5"><text:s text:c="3"/></text:span><text:span text:style-name="T5">sections 3.1-4 </text:span></text:p>
          </draw:text-box>
        </draw:frame>
        <draw:frame draw:style-name="gr1" draw:text-style-name="P6" draw:layer="layout" svg:width="4.35cm" svg:height="0.374cm" svg:x="11.914cm" svg:y="8.205cm">
          <draw:text-box>
            <text:p text:style-name="P1"><text:span text:style-name="T5">Test 1 on chapters 1 &amp; 2 – 2/1 </text:span></text:p>
          </draw:text-box>
        </draw:frame>
        <draw:polygon draw:style-name="gr5" draw:text-style-name="P8" draw:layer="layout" svg:width="1.118cm" svg:height="0.017cm" svg:x="2.209cm" svg:y="8.06cm" svg:viewBox="0 0 1119 18" draw:points="0,18 1119,18 1119,0 0,0">
          <text:p/>
        </draw:polygon>
        <draw:polygon draw:style-name="gr5" draw:text-style-name="P8" draw:layer="layout" svg:width="0.017cm" svg:height="0.017cm" svg:x="3.327cm" svg:y="8.06cm" svg:viewBox="0 0 18 18" draw:points="0,18 18,18 18,0 0,0">
          <text:p/>
        </draw:polygon>
        <draw:polygon draw:style-name="gr5" draw:text-style-name="P8" draw:layer="layout" svg:width="5.136cm" svg:height="0.017cm" svg:x="3.344cm" svg:y="8.06cm" svg:viewBox="0 0 5137 18" draw:points="0,18 5137,18 5137,0 0,0">
          <text:p/>
        </draw:polygon>
        <draw:polygon draw:style-name="gr5" draw:text-style-name="P8" draw:layer="layout" svg:width="0.017cm" svg:height="0.017cm" svg:x="8.48cm" svg:y="8.06cm" svg:viewBox="0 0 18 18" draw:points="0,18 18,18 18,0 0,0">
          <text:p/>
        </draw:polygon>
        <draw:polygon draw:style-name="gr5" draw:text-style-name="P8" draw:layer="layout" svg:width="3.417cm" svg:height="0.017cm" svg:x="8.497cm" svg:y="8.06cm" svg:viewBox="0 0 3418 18" draw:points="0,18 3418,18 3418,0 0,0">
          <text:p/>
        </draw:polygon>
        <draw:polygon draw:style-name="gr5" draw:text-style-name="P8" draw:layer="layout" svg:width="0.016cm" svg:height="0.017cm" svg:x="11.914cm" svg:y="8.06cm" svg:viewBox="0 0 17 18" draw:points="0,18 17,18 17,0 0,0">
          <text:p/>
        </draw:polygon>
        <draw:polygon draw:style-name="gr5" draw:text-style-name="P8" draw:layer="layout" svg:width="5.135cm" svg:height="0.017cm" svg:x="11.93cm" svg:y="8.06cm" svg:viewBox="0 0 5136 18" draw:points="0,18 5136,18 5136,0 0,0">
          <text:p/>
        </draw:polygon>
        <draw:frame draw:style-name="gr1" draw:text-style-name="P6" draw:layer="layout" svg:width="4.163cm" svg:height="0.374cm" svg:x="11.914cm" svg:y="8.713cm">
          <draw:text-box>
            <text:p text:style-name="P1"><text:span text:style-name="T5">Programming project 1 – 2/5 </text:span></text:p>
          </draw:text-box>
        </draw:frame>
        <draw:frame draw:style-name="gr1" draw:text-style-name="P6" draw:layer="layout" svg:width="0.968cm" svg:height="0.374cm" svg:x="2.209cm" svg:y="9.382cm">
          <draw:text-box>
            <text:p text:style-name="P1"><text:span text:style-name="T4"><text:s text:c="7"/></text:span><text:span text:style-name="T4">5 </text:span></text:p>
          </draw:text-box>
        </draw:frame>
        <draw:frame draw:style-name="gr1" draw:text-style-name="P6" draw:layer="layout" svg:width="4.011cm" svg:height="0.374cm" svg:x="3.327cm" svg:y="9.382cm">
          <draw:text-box>
            <text:p text:style-name="P1"><text:span text:style-name="T5">Decision structures: Logical </text:span></text:p>
          </draw:text-box>
        </draw:frame>
        <draw:frame draw:style-name="gr1" draw:text-style-name="P6" draw:layer="layout" svg:width="3.926cm" svg:height="0.374cm" svg:x="3.327cm" svg:y="9.75cm">
          <draw:text-box>
            <text:p text:style-name="P1"><text:span text:style-name="T5">operators &amp; Boolean Logic <text:s/></text:span></text:p>
          </draw:text-box>
        </draw:frame>
        <draw:frame draw:style-name="gr1" draw:text-style-name="P6" draw:layer="layout" svg:width="1.492cm" svg:height="0.374cm" svg:x="8.48cm" svg:y="9.382cm">
          <draw:text-box>
            <text:p text:style-name="P1"><text:span text:style-name="T5">Chapter 3 </text:span></text:p>
          </draw:text-box>
        </draw:frame>
        <draw:frame draw:style-name="gr1" draw:text-style-name="P6" draw:layer="layout" svg:width="2.364cm" svg:height="0.374cm" svg:x="8.48cm" svg:y="9.892cm">
          <draw:text-box>
            <text:p text:style-name="P1"><text:span text:style-name="T5"><text:s text:c="3"/></text:span><text:span text:style-name="T5">sections 3.5-6 </text:span></text:p>
          </draw:text-box>
        </draw:frame>
        <draw:frame draw:style-name="gr1" draw:text-style-name="P6" draw:layer="layout" svg:width="3.698cm" svg:height="0.374cm" svg:x="11.914cm" svg:y="9.382cm">
          <draw:text-box>
            <text:p text:style-name="P1"><text:span text:style-name="T5">Quiz 3 on chapter 3 – 2/8 </text:span></text:p>
          </draw:text-box>
        </draw:frame>
        <draw:polygon draw:style-name="gr5" draw:text-style-name="P8" draw:layer="layout" svg:width="1.118cm" svg:height="0.018cm" svg:x="2.209cm" svg:y="9.239cm" svg:viewBox="0 0 1119 19" draw:points="0,19 1119,19 1119,0 0,0">
          <text:p/>
        </draw:polygon>
        <draw:polygon draw:style-name="gr5" draw:text-style-name="P8" draw:layer="layout" svg:width="0.017cm" svg:height="0.018cm" svg:x="3.327cm" svg:y="9.239cm" svg:viewBox="0 0 18 19" draw:points="0,19 18,19 18,0 0,0">
          <text:p/>
        </draw:polygon>
        <draw:polygon draw:style-name="gr5" draw:text-style-name="P8" draw:layer="layout" svg:width="5.136cm" svg:height="0.018cm" svg:x="3.344cm" svg:y="9.239cm" svg:viewBox="0 0 5137 19" draw:points="0,19 5137,19 5137,0 0,0">
          <text:p/>
        </draw:polygon>
        <draw:polygon draw:style-name="gr5" draw:text-style-name="P8" draw:layer="layout" svg:width="0.017cm" svg:height="0.018cm" svg:x="8.48cm" svg:y="9.239cm" svg:viewBox="0 0 18 19" draw:points="0,19 18,19 18,0 0,0">
          <text:p/>
        </draw:polygon>
        <draw:polygon draw:style-name="gr5" draw:text-style-name="P8" draw:layer="layout" svg:width="3.417cm" svg:height="0.018cm" svg:x="8.497cm" svg:y="9.239cm" svg:viewBox="0 0 3418 19" draw:points="0,19 3418,19 3418,0 0,0">
          <text:p/>
        </draw:polygon>
        <draw:polygon draw:style-name="gr5" draw:text-style-name="P8" draw:layer="layout" svg:width="0.016cm" svg:height="0.018cm" svg:x="11.914cm" svg:y="9.239cm" svg:viewBox="0 0 17 19" draw:points="0,19 17,19 17,0 0,0">
          <text:p/>
        </draw:polygon>
        <draw:polygon draw:style-name="gr5" draw:text-style-name="P8" draw:layer="layout" svg:width="5.135cm" svg:height="0.018cm" svg:x="11.93cm" svg:y="9.239cm" svg:viewBox="0 0 5136 19" draw:points="0,19 5136,19 5136,0 0,0">
          <text:p/>
        </draw:polygon>
        <draw:frame draw:style-name="gr1" draw:text-style-name="P6" draw:layer="layout" svg:width="4.612cm" svg:height="0.374cm" svg:x="11.914cm" svg:y="9.892cm">
          <draw:text-box>
            <text:p text:style-name="P1"><text:span text:style-name="T5">MyProgrammingLab Hw 3 – 2/12 </text:span></text:p>
          </draw:text-box>
        </draw:frame>
        <draw:frame draw:style-name="gr1" draw:text-style-name="P6" draw:layer="layout" svg:width="0.968cm" svg:height="0.374cm" svg:x="2.209cm" svg:y="10.561cm">
          <draw:text-box>
            <text:p text:style-name="P1"><text:span text:style-name="T4"><text:s text:c="7"/></text:span><text:span text:style-name="T4">6 </text:span></text:p>
          </draw:text-box>
        </draw:frame>
        <draw:frame draw:style-name="gr1" draw:text-style-name="P6" draw:layer="layout" svg:width="5.095cm" svg:height="0.374cm" svg:x="3.327cm" svg:y="10.561cm">
          <draw:text-box>
            <text:p text:style-name="P1"><text:span text:style-name="T5">Repetition structures: intro, while, </text:span></text:p>
          </draw:text-box>
        </draw:frame>
        <draw:frame draw:style-name="gr1" draw:text-style-name="P6" draw:layer="layout" svg:width="1.958cm" svg:height="0.374cm" svg:x="3.327cm" svg:y="10.929cm">
          <draw:text-box>
            <text:p text:style-name="P1"><text:span text:style-name="T5">and for loops </text:span></text:p>
          </draw:text-box>
        </draw:frame>
        <draw:frame draw:style-name="gr1" draw:text-style-name="P6" draw:layer="layout" svg:width="1.492cm" svg:height="0.374cm" svg:x="8.48cm" svg:y="10.561cm">
          <draw:text-box>
            <text:p text:style-name="P1"><text:span text:style-name="T5">Chapter 4 </text:span></text:p>
          </draw:text-box>
        </draw:frame>
        <draw:frame draw:style-name="gr1" draw:text-style-name="P6" draw:layer="layout" svg:width="2.364cm" svg:height="0.374cm" svg:x="8.48cm" svg:y="11.071cm">
          <draw:text-box>
            <text:p text:style-name="P1"><text:span text:style-name="T5"><text:s text:c="3"/></text:span><text:span text:style-name="T5">sections 4.1-3 </text:span></text:p>
          </draw:text-box>
        </draw:frame>
        <draw:frame draw:style-name="gr1" draw:text-style-name="P6" draw:layer="layout" svg:width="0.099cm" svg:height="0.374cm" svg:x="11.914cm" svg:y="10.561cm">
          <draw:text-box>
            <text:p text:style-name="P1"><text:span text:style-name="T5"><text:s/></text:span></text:p>
          </draw:text-box>
        </draw:frame>
        <draw:polygon draw:style-name="gr5" draw:text-style-name="P8" draw:layer="layout" svg:width="1.118cm" svg:height="0.017cm" svg:x="2.209cm" svg:y="10.418cm" svg:viewBox="0 0 1119 18" draw:points="0,18 1119,18 1119,0 0,0">
          <text:p/>
        </draw:polygon>
        <draw:polygon draw:style-name="gr5" draw:text-style-name="P8" draw:layer="layout" svg:width="0.017cm" svg:height="0.017cm" svg:x="3.327cm" svg:y="10.418cm" svg:viewBox="0 0 18 18" draw:points="0,18 18,18 18,0 0,0">
          <text:p/>
        </draw:polygon>
        <draw:polygon draw:style-name="gr5" draw:text-style-name="P8" draw:layer="layout" svg:width="5.136cm" svg:height="0.017cm" svg:x="3.344cm" svg:y="10.418cm" svg:viewBox="0 0 5137 18" draw:points="0,18 5137,18 5137,0 0,0">
          <text:p/>
        </draw:polygon>
        <draw:polygon draw:style-name="gr5" draw:text-style-name="P8" draw:layer="layout" svg:width="0.017cm" svg:height="0.017cm" svg:x="8.48cm" svg:y="10.418cm" svg:viewBox="0 0 18 18" draw:points="0,18 18,18 18,0 0,0">
          <text:p/>
        </draw:polygon>
        <draw:polygon draw:style-name="gr5" draw:text-style-name="P8" draw:layer="layout" svg:width="3.417cm" svg:height="0.017cm" svg:x="8.497cm" svg:y="10.418cm" svg:viewBox="0 0 3418 18" draw:points="0,18 3418,18 3418,0 0,0">
          <text:p/>
        </draw:polygon>
        <draw:polygon draw:style-name="gr5" draw:text-style-name="P8" draw:layer="layout" svg:width="0.016cm" svg:height="0.017cm" svg:x="11.914cm" svg:y="10.418cm" svg:viewBox="0 0 17 18" draw:points="0,18 17,18 17,0 0,0">
          <text:p/>
        </draw:polygon>
        <draw:polygon draw:style-name="gr5" draw:text-style-name="P8" draw:layer="layout" svg:width="5.135cm" svg:height="0.017cm" svg:x="11.93cm" svg:y="10.418cm" svg:viewBox="0 0 5136 18" draw:points="0,18 5136,18 5136,0 0,0">
          <text:p/>
        </draw:polygon>
        <draw:frame draw:style-name="gr1" draw:text-style-name="P6" draw:layer="layout" svg:width="4.612cm" svg:height="0.374cm" svg:x="11.914cm" svg:y="11.071cm">
          <draw:text-box>
            <text:p text:style-name="P1"><text:span text:style-name="T5">MyProgrammingLab Hw 4 – 2/19 </text:span></text:p>
          </draw:text-box>
        </draw:frame>
        <draw:frame draw:style-name="gr1" draw:text-style-name="P6" draw:layer="layout" svg:width="0.968cm" svg:height="0.374cm" svg:x="2.209cm" svg:y="11.74cm">
          <draw:text-box>
            <text:p text:style-name="P1"><text:span text:style-name="T4"><text:s text:c="7"/></text:span><text:span text:style-name="T4">7 </text:span></text:p>
          </draw:text-box>
        </draw:frame>
        <draw:frame draw:style-name="gr1" draw:text-style-name="P6" draw:layer="layout" svg:width="4.379cm" svg:height="0.374cm" svg:x="3.327cm" svg:y="11.74cm">
          <draw:text-box>
            <text:p text:style-name="P1"><text:span text:style-name="T5">Repetition structures: running </text:span></text:p>
          </draw:text-box>
        </draw:frame>
        <draw:frame draw:style-name="gr1" draw:text-style-name="P6" draw:layer="layout" svg:width="4.989cm" svg:height="0.374cm" svg:x="3.327cm" svg:y="12.108cm">
          <draw:text-box>
            <text:p text:style-name="P1"><text:span text:style-name="T5">total, sentinel, validation, nesting </text:span></text:p>
          </draw:text-box>
        </draw:frame>
        <draw:frame draw:style-name="gr1" draw:text-style-name="P6" draw:layer="layout" svg:width="1.492cm" svg:height="0.374cm" svg:x="8.48cm" svg:y="11.74cm">
          <draw:text-box>
            <text:p text:style-name="P1"><text:span text:style-name="T5">Chapter 4 </text:span></text:p>
          </draw:text-box>
        </draw:frame>
        <draw:frame draw:style-name="gr1" draw:text-style-name="P6" draw:layer="layout" svg:width="2.364cm" svg:height="0.374cm" svg:x="8.48cm" svg:y="12.248cm">
          <draw:text-box>
            <text:p text:style-name="P1"><text:span text:style-name="T5"><text:s text:c="3"/></text:span><text:span text:style-name="T5">sections 4.4-7 </text:span></text:p>
          </draw:text-box>
        </draw:frame>
        <draw:frame draw:style-name="gr1" draw:text-style-name="P6" draw:layer="layout" svg:width="3.863cm" svg:height="0.374cm" svg:x="11.914cm" svg:y="11.74cm">
          <draw:text-box>
            <text:p text:style-name="P1"><text:span text:style-name="T5">Quiz 4 on chapter 4 – 2/22 </text:span></text:p>
          </draw:text-box>
        </draw:frame>
        <draw:polygon draw:style-name="gr5" draw:text-style-name="P8" draw:layer="layout" svg:width="1.118cm" svg:height="0.017cm" svg:x="2.209cm" svg:y="11.595cm" svg:viewBox="0 0 1119 18" draw:points="0,18 1119,18 1119,0 0,0">
          <text:p/>
        </draw:polygon>
        <draw:polygon draw:style-name="gr5" draw:text-style-name="P8" draw:layer="layout" svg:width="0.017cm" svg:height="0.017cm" svg:x="3.327cm" svg:y="11.595cm" svg:viewBox="0 0 18 18" draw:points="0,18 18,18 18,0 0,0">
          <text:p/>
        </draw:polygon>
        <draw:polygon draw:style-name="gr5" draw:text-style-name="P8" draw:layer="layout" svg:width="5.136cm" svg:height="0.017cm" svg:x="3.344cm" svg:y="11.595cm" svg:viewBox="0 0 5137 18" draw:points="0,18 5137,18 5137,0 0,0">
          <text:p/>
        </draw:polygon>
        <draw:polygon draw:style-name="gr5" draw:text-style-name="P8" draw:layer="layout" svg:width="0.017cm" svg:height="0.017cm" svg:x="8.48cm" svg:y="11.595cm" svg:viewBox="0 0 18 18" draw:points="0,18 18,18 18,0 0,0">
          <text:p/>
        </draw:polygon>
        <draw:polygon draw:style-name="gr5" draw:text-style-name="P8" draw:layer="layout" svg:width="3.417cm" svg:height="0.017cm" svg:x="8.497cm" svg:y="11.595cm" svg:viewBox="0 0 3418 18" draw:points="0,18 3418,18 3418,0 0,0">
          <text:p/>
        </draw:polygon>
        <draw:polygon draw:style-name="gr5" draw:text-style-name="P8" draw:layer="layout" svg:width="0.016cm" svg:height="0.017cm" svg:x="11.914cm" svg:y="11.595cm" svg:viewBox="0 0 17 18" draw:points="0,18 17,18 17,0 0,0">
          <text:p/>
        </draw:polygon>
        <draw:polygon draw:style-name="gr5" draw:text-style-name="P8" draw:layer="layout" svg:width="5.135cm" svg:height="0.017cm" svg:x="11.93cm" svg:y="11.595cm" svg:viewBox="0 0 5136 18" draw:points="0,18 5136,18 5136,0 0,0">
          <text:p/>
        </draw:polygon>
        <draw:frame draw:style-name="gr1" draw:text-style-name="P6" draw:layer="layout" svg:width="0.099cm" svg:height="0.374cm" svg:x="11.914cm" svg:y="12.248cm">
          <draw:text-box>
            <text:p text:style-name="P1"><text:span text:style-name="T5"><text:s/></text:span></text:p>
          </draw:text-box>
        </draw:frame>
        <draw:frame draw:style-name="gr1" draw:text-style-name="P6" draw:layer="layout" svg:width="0.968cm" svg:height="0.374cm" svg:x="2.209cm" svg:y="12.916cm">
          <draw:text-box>
            <text:p text:style-name="P1"><text:span text:style-name="T4"><text:s text:c="7"/></text:span><text:span text:style-name="T4">8 </text:span></text:p>
          </draw:text-box>
        </draw:frame>
        <draw:frame draw:style-name="gr1" draw:text-style-name="P6" draw:layer="layout" svg:width="3.169cm" svg:height="0.374cm" svg:x="3.327cm" svg:y="12.916cm">
          <draw:text-box>
            <text:p text:style-name="P1"><text:span text:style-name="T5">Functions: definition, </text:span></text:p>
          </draw:text-box>
        </draw:frame>
        <draw:frame draw:style-name="gr1" draw:text-style-name="P6" draw:layer="layout" svg:width="3.126cm" svg:height="0.374cm" svg:x="3.327cm" svg:y="13.427cm">
          <draw:text-box>
            <text:p text:style-name="P1"><text:span text:style-name="T5"><text:s text:c="3"/></text:span><text:span text:style-name="T5">parameters, scope <text:s/></text:span></text:p>
          </draw:text-box>
        </draw:frame>
        <draw:frame draw:style-name="gr1" draw:text-style-name="P6" draw:layer="layout" svg:width="1.492cm" svg:height="0.374cm" svg:x="8.48cm" svg:y="12.916cm">
          <draw:text-box>
            <text:p text:style-name="P1"><text:span text:style-name="T5">Chapter 5 </text:span></text:p>
          </draw:text-box>
        </draw:frame>
        <draw:frame draw:style-name="gr1" draw:text-style-name="P6" draw:layer="layout" svg:width="2.461cm" svg:height="0.374cm" svg:x="8.48cm" svg:y="13.427cm">
          <draw:text-box>
            <text:p text:style-name="P1"><text:span text:style-name="T5"><text:s text:c="4"/></text:span><text:span text:style-name="T5">sections 5.1-6 </text:span></text:p>
          </draw:text-box>
        </draw:frame>
        <draw:frame draw:style-name="gr1" draw:text-style-name="P6" draw:layer="layout" svg:width="4.515cm" svg:height="0.374cm" svg:x="11.914cm" svg:y="12.916cm">
          <draw:text-box>
            <text:p text:style-name="P1"><text:span text:style-name="T5">Test 2 on chapters 3 &amp; 4 – 2/29 </text:span></text:p>
          </draw:text-box>
        </draw:frame>
        <draw:polygon draw:style-name="gr5" draw:text-style-name="P8" draw:layer="layout" svg:width="1.118cm" svg:height="0.017cm" svg:x="2.209cm" svg:y="12.774cm" svg:viewBox="0 0 1119 18" draw:points="0,18 1119,18 1119,0 0,0">
          <text:p/>
        </draw:polygon>
        <draw:polygon draw:style-name="gr5" draw:text-style-name="P8" draw:layer="layout" svg:width="0.017cm" svg:height="0.017cm" svg:x="3.327cm" svg:y="12.774cm" svg:viewBox="0 0 18 18" draw:points="0,18 18,18 18,0 0,0">
          <text:p/>
        </draw:polygon>
        <draw:polygon draw:style-name="gr5" draw:text-style-name="P8" draw:layer="layout" svg:width="5.136cm" svg:height="0.017cm" svg:x="3.344cm" svg:y="12.774cm" svg:viewBox="0 0 5137 18" draw:points="0,18 5137,18 5137,0 0,0">
          <text:p/>
        </draw:polygon>
        <draw:polygon draw:style-name="gr5" draw:text-style-name="P8" draw:layer="layout" svg:width="0.017cm" svg:height="0.017cm" svg:x="8.48cm" svg:y="12.774cm" svg:viewBox="0 0 18 18" draw:points="0,18 18,18 18,0 0,0">
          <text:p/>
        </draw:polygon>
        <draw:polygon draw:style-name="gr5" draw:text-style-name="P8" draw:layer="layout" svg:width="3.417cm" svg:height="0.017cm" svg:x="8.497cm" svg:y="12.774cm" svg:viewBox="0 0 3418 18" draw:points="0,18 3418,18 3418,0 0,0">
          <text:p/>
        </draw:polygon>
        <draw:polygon draw:style-name="gr5" draw:text-style-name="P8" draw:layer="layout" svg:width="0.016cm" svg:height="0.017cm" svg:x="11.914cm" svg:y="12.774cm" svg:viewBox="0 0 17 18" draw:points="0,18 17,18 17,0 0,0">
          <text:p/>
        </draw:polygon>
        <draw:polygon draw:style-name="gr5" draw:text-style-name="P8" draw:layer="layout" svg:width="5.135cm" svg:height="0.017cm" svg:x="11.93cm" svg:y="12.774cm" svg:viewBox="0 0 5136 18" draw:points="0,18 5136,18 5136,0 0,0">
          <text:p/>
        </draw:polygon>
        <draw:frame draw:style-name="gr1" draw:text-style-name="P6" draw:layer="layout" svg:width="4.163cm" svg:height="0.374cm" svg:x="11.914cm" svg:y="13.427cm">
          <draw:text-box>
            <text:p text:style-name="P1"><text:span text:style-name="T5">Programming project 2 – 3/4 </text:span></text:p>
          </draw:text-box>
        </draw:frame>
        <draw:frame draw:style-name="gr1" draw:text-style-name="P6" draw:layer="layout" svg:width="0.968cm" svg:height="0.374cm" svg:x="2.209cm" svg:y="14.095cm">
          <draw:text-box>
            <text:p text:style-name="P1"><text:span text:style-name="T4"><text:s text:c="7"/></text:span><text:span text:style-name="T4">9 </text:span></text:p>
          </draw:text-box>
        </draw:frame>
        <draw:frame draw:style-name="gr1" draw:text-style-name="P6" draw:layer="layout" svg:width="3.846cm" svg:height="0.374cm" svg:x="3.327cm" svg:y="14.095cm">
          <draw:text-box>
            <text:p text:style-name="P1"><text:span text:style-name="T5">Functions: value returning </text:span></text:p>
          </draw:text-box>
        </draw:frame>
        <draw:frame draw:style-name="gr1" draw:text-style-name="P6" draw:layer="layout" svg:width="4.967cm" svg:height="0.374cm" svg:x="3.327cm" svg:y="14.606cm">
          <draw:text-box>
            <text:p text:style-name="P1"><text:span text:style-name="T5"><text:s text:c="4"/></text:span><text:span text:style-name="T5">built-in &amp; programmer defined <text:s/></text:span></text:p>
          </draw:text-box>
        </draw:frame>
        <draw:frame draw:style-name="gr1" draw:text-style-name="P6" draw:layer="layout" svg:width="1.492cm" svg:height="0.374cm" svg:x="8.48cm" svg:y="14.095cm">
          <draw:text-box>
            <text:p text:style-name="P1"><text:span text:style-name="T5">Chapter 5 </text:span></text:p>
          </draw:text-box>
        </draw:frame>
        <draw:frame draw:style-name="gr1" draw:text-style-name="P6" draw:layer="layout" svg:width="2.626cm" svg:height="0.374cm" svg:x="8.48cm" svg:y="14.606cm">
          <draw:text-box>
            <text:p text:style-name="P1"><text:span text:style-name="T5"><text:s text:c="4"/></text:span><text:span text:style-name="T5">sections 5.7-10 </text:span></text:p>
          </draw:text-box>
        </draw:frame>
        <draw:polygon draw:style-name="gr5" draw:text-style-name="P8" draw:layer="layout" svg:width="1.118cm" svg:height="0.017cm" svg:x="2.209cm" svg:y="13.953cm" svg:viewBox="0 0 1119 18" draw:points="0,18 1119,18 1119,0 0,0">
          <text:p/>
        </draw:polygon>
        <draw:polygon draw:style-name="gr5" draw:text-style-name="P8" draw:layer="layout" svg:width="0.017cm" svg:height="0.017cm" svg:x="3.327cm" svg:y="13.953cm" svg:viewBox="0 0 18 18" draw:points="0,18 18,18 18,0 0,0">
          <text:p/>
        </draw:polygon>
        <draw:polygon draw:style-name="gr5" draw:text-style-name="P8" draw:layer="layout" svg:width="5.136cm" svg:height="0.017cm" svg:x="3.344cm" svg:y="13.953cm" svg:viewBox="0 0 5137 18" draw:points="0,18 5137,18 5137,0 0,0">
          <text:p/>
        </draw:polygon>
        <draw:polygon draw:style-name="gr5" draw:text-style-name="P8" draw:layer="layout" svg:width="0.017cm" svg:height="0.017cm" svg:x="8.48cm" svg:y="13.953cm" svg:viewBox="0 0 18 18" draw:points="0,18 18,18 18,0 0,0">
          <text:p/>
        </draw:polygon>
        <draw:polygon draw:style-name="gr5" draw:text-style-name="P8" draw:layer="layout" svg:width="3.417cm" svg:height="0.017cm" svg:x="8.497cm" svg:y="13.953cm" svg:viewBox="0 0 3418 18" draw:points="0,18 3418,18 3418,0 0,0">
          <text:p/>
        </draw:polygon>
        <draw:polygon draw:style-name="gr5" draw:text-style-name="P8" draw:layer="layout" svg:width="0.016cm" svg:height="0.017cm" svg:x="11.914cm" svg:y="13.953cm" svg:viewBox="0 0 17 18" draw:points="0,18 17,18 17,0 0,0">
          <text:p/>
        </draw:polygon>
        <draw:polygon draw:style-name="gr5" draw:text-style-name="P8" draw:layer="layout" svg:width="5.135cm" svg:height="0.017cm" svg:x="11.93cm" svg:y="13.953cm" svg:viewBox="0 0 5136 18" draw:points="0,18 5136,18 5136,0 0,0">
          <text:p/>
        </draw:polygon>
        <draw:frame draw:style-name="gr1" draw:text-style-name="P6" draw:layer="layout" svg:width="0.099cm" svg:height="0.374cm" svg:x="11.914cm" svg:y="14.095cm">
          <draw:text-box>
            <text:p text:style-name="P1"><text:span text:style-name="T5"><text:s/></text:span></text:p>
          </draw:text-box>
        </draw:frame>
        <draw:frame draw:style-name="gr1" draw:text-style-name="P6" draw:layer="layout" svg:width="0.959cm" svg:height="0.374cm" svg:x="2.209cm" svg:y="15.275cm">
          <draw:text-box>
            <text:p text:style-name="P1"><text:span text:style-name="T4"><text:s text:c="5"/></text:span><text:span text:style-name="T4">10 </text:span></text:p>
          </draw:text-box>
        </draw:frame>
        <draw:frame draw:style-name="gr1" draw:text-style-name="P6" draw:layer="layout" svg:width="3.152cm" svg:height="0.374cm" svg:x="3.327cm" svg:y="15.275cm">
          <draw:text-box>
            <text:p text:style-name="P1"><text:span text:style-name="T5">S P R I N G <text:s text:c="2"/>B R E A K </text:span></text:p>
          </draw:text-box>
        </draw:frame>
        <draw:frame draw:style-name="gr1" draw:text-style-name="P6" draw:layer="layout" svg:width="0.099cm" svg:height="0.374cm" svg:x="8.48cm" svg:y="15.275cm">
          <draw:text-box>
            <text:p text:style-name="P1"><text:span text:style-name="T5"><text:s/></text:span></text:p>
          </draw:text-box>
        </draw:frame>
        <draw:polygon draw:style-name="gr5" draw:text-style-name="P8" draw:layer="layout" svg:width="1.118cm" svg:height="0.017cm" svg:x="2.209cm" svg:y="15.131cm" svg:viewBox="0 0 1119 18" draw:points="0,18 1119,18 1119,0 0,0">
          <text:p/>
        </draw:polygon>
        <draw:polygon draw:style-name="gr5" draw:text-style-name="P8" draw:layer="layout" svg:width="0.017cm" svg:height="0.017cm" svg:x="3.327cm" svg:y="15.131cm" svg:viewBox="0 0 18 18" draw:points="0,18 18,18 18,0 0,0">
          <text:p/>
        </draw:polygon>
        <draw:polygon draw:style-name="gr5" draw:text-style-name="P8" draw:layer="layout" svg:width="5.136cm" svg:height="0.017cm" svg:x="3.344cm" svg:y="15.131cm" svg:viewBox="0 0 5137 18" draw:points="0,18 5137,18 5137,0 0,0">
          <text:p/>
        </draw:polygon>
        <draw:polygon draw:style-name="gr5" draw:text-style-name="P8" draw:layer="layout" svg:width="0.017cm" svg:height="0.017cm" svg:x="8.48cm" svg:y="15.131cm" svg:viewBox="0 0 18 18" draw:points="0,18 18,18 18,0 0,0">
          <text:p/>
        </draw:polygon>
        <draw:polygon draw:style-name="gr5" draw:text-style-name="P8" draw:layer="layout" svg:width="3.417cm" svg:height="0.017cm" svg:x="8.497cm" svg:y="15.131cm" svg:viewBox="0 0 3418 18" draw:points="0,18 3418,18 3418,0 0,0">
          <text:p/>
        </draw:polygon>
        <draw:polygon draw:style-name="gr5" draw:text-style-name="P8" draw:layer="layout" svg:width="0.016cm" svg:height="0.017cm" svg:x="11.914cm" svg:y="15.131cm" svg:viewBox="0 0 17 18" draw:points="0,18 17,18 17,0 0,0">
          <text:p/>
        </draw:polygon>
        <draw:polygon draw:style-name="gr5" draw:text-style-name="P8" draw:layer="layout" svg:width="5.135cm" svg:height="0.017cm" svg:x="11.93cm" svg:y="15.131cm" svg:viewBox="0 0 5136 18" draw:points="0,18 5136,18 5136,0 0,0">
          <text:p/>
        </draw:polygon>
        <draw:frame draw:style-name="gr1" draw:text-style-name="P6" draw:layer="layout" svg:width="1.733cm" svg:height="0.374cm" svg:x="11.914cm" svg:y="15.275cm">
          <draw:text-box>
            <text:p text:style-name="P1"><text:span text:style-name="T5">3/12 – 3/18 </text:span></text:p>
          </draw:text-box>
        </draw:frame>
        <draw:frame draw:style-name="gr1" draw:text-style-name="P6" draw:layer="layout" svg:width="0.959cm" svg:height="0.374cm" svg:x="2.209cm" svg:y="15.944cm">
          <draw:text-box>
            <text:p text:style-name="P1"><text:span text:style-name="T4"><text:s text:c="5"/></text:span><text:span text:style-name="T4">11 </text:span></text:p>
          </draw:text-box>
        </draw:frame>
        <draw:frame draw:style-name="gr1" draw:text-style-name="P6" draw:layer="layout" svg:width="2.716cm" svg:height="0.374cm" svg:x="3.327cm" svg:y="15.944cm">
          <draw:text-box>
            <text:p text:style-name="P1"><text:span text:style-name="T5">Lists: defining and </text:span></text:p>
          </draw:text-box>
        </draw:frame>
        <draw:frame draw:style-name="gr1" draw:text-style-name="P6" draw:layer="layout" svg:width="1.886cm" svg:height="0.374cm" svg:x="3.327cm" svg:y="16.452cm">
          <draw:text-box>
            <text:p text:style-name="P1"><text:span text:style-name="T5"><text:s text:c="3"/></text:span><text:span text:style-name="T5">operations </text:span></text:p>
          </draw:text-box>
        </draw:frame>
        <draw:frame draw:style-name="gr1" draw:text-style-name="P6" draw:layer="layout" svg:width="1.492cm" svg:height="0.374cm" svg:x="8.48cm" svg:y="15.944cm">
          <draw:text-box>
            <text:p text:style-name="P1"><text:span text:style-name="T5">Chapter 7 </text:span></text:p>
          </draw:text-box>
        </draw:frame>
        <draw:frame draw:style-name="gr1" draw:text-style-name="P6" draw:layer="layout" svg:width="2.461cm" svg:height="0.374cm" svg:x="8.48cm" svg:y="16.452cm">
          <draw:text-box>
            <text:p text:style-name="P1"><text:span text:style-name="T5"><text:s text:c="4"/></text:span><text:span text:style-name="T5">sections 7.1-5 </text:span></text:p>
          </draw:text-box>
        </draw:frame>
        <draw:frame draw:style-name="gr1" draw:text-style-name="P6" draw:layer="layout" svg:width="3.863cm" svg:height="0.374cm" svg:x="11.914cm" svg:y="15.944cm">
          <draw:text-box>
            <text:p text:style-name="P1"><text:span text:style-name="T5">Quiz 5 on chapter 5 – 3/21 </text:span></text:p>
          </draw:text-box>
        </draw:frame>
        <draw:polygon draw:style-name="gr5" draw:text-style-name="P8" draw:layer="layout" svg:width="1.118cm" svg:height="0.017cm" svg:x="2.209cm" svg:y="15.8cm" svg:viewBox="0 0 1119 18" draw:points="0,18 1119,18 1119,0 0,0">
          <text:p/>
        </draw:polygon>
        <draw:polygon draw:style-name="gr5" draw:text-style-name="P8" draw:layer="layout" svg:width="0.017cm" svg:height="0.017cm" svg:x="3.327cm" svg:y="15.8cm" svg:viewBox="0 0 18 18" draw:points="0,18 18,18 18,0 0,0">
          <text:p/>
        </draw:polygon>
        <draw:polygon draw:style-name="gr5" draw:text-style-name="P8" draw:layer="layout" svg:width="5.136cm" svg:height="0.017cm" svg:x="3.344cm" svg:y="15.8cm" svg:viewBox="0 0 5137 18" draw:points="0,18 5137,18 5137,0 0,0">
          <text:p/>
        </draw:polygon>
        <draw:polygon draw:style-name="gr5" draw:text-style-name="P8" draw:layer="layout" svg:width="0.017cm" svg:height="0.017cm" svg:x="8.48cm" svg:y="15.8cm" svg:viewBox="0 0 18 18" draw:points="0,18 18,18 18,0 0,0">
          <text:p/>
        </draw:polygon>
        <draw:polygon draw:style-name="gr5" draw:text-style-name="P8" draw:layer="layout" svg:width="3.417cm" svg:height="0.017cm" svg:x="8.497cm" svg:y="15.8cm" svg:viewBox="0 0 3418 18" draw:points="0,18 3418,18 3418,0 0,0">
          <text:p/>
        </draw:polygon>
        <draw:polygon draw:style-name="gr5" draw:text-style-name="P8" draw:layer="layout" svg:width="0.016cm" svg:height="0.017cm" svg:x="11.914cm" svg:y="15.8cm" svg:viewBox="0 0 17 18" draw:points="0,18 17,18 17,0 0,0">
          <text:p/>
        </draw:polygon>
        <draw:polygon draw:style-name="gr5" draw:text-style-name="P8" draw:layer="layout" svg:width="5.135cm" svg:height="0.017cm" svg:x="11.93cm" svg:y="15.8cm" svg:viewBox="0 0 5136 18" draw:points="0,18 5136,18 5136,0 0,0">
          <text:p/>
        </draw:polygon>
        <draw:frame draw:style-name="gr1" draw:text-style-name="P6" draw:layer="layout" svg:width="4.612cm" svg:height="0.374cm" svg:x="11.914cm" svg:y="16.452cm">
          <draw:text-box>
            <text:p text:style-name="P1"><text:span text:style-name="T5">MyProgrammingLab Hw 5 – 3/25 </text:span></text:p>
          </draw:text-box>
        </draw:frame>
        <draw:frame draw:style-name="gr1" draw:text-style-name="P6" draw:layer="layout" svg:width="0.959cm" svg:height="0.374cm" svg:x="2.209cm" svg:y="17.121cm">
          <draw:text-box>
            <text:p text:style-name="P1"><text:span text:style-name="T4"><text:s text:c="5"/></text:span><text:span text:style-name="T4">12 </text:span></text:p>
          </draw:text-box>
        </draw:frame>
        <draw:frame draw:style-name="gr1" draw:text-style-name="P6" draw:layer="layout" svg:width="3.842cm" svg:height="0.374cm" svg:x="3.327cm" svg:y="17.121cm">
          <draw:text-box>
            <text:p text:style-name="P1"><text:span text:style-name="T5">Lists: copying, processing, </text:span></text:p>
          </draw:text-box>
        </draw:frame>
        <draw:frame draw:style-name="gr1" draw:text-style-name="P6" draw:layer="layout" svg:width="2.389cm" svg:height="0.374cm" svg:x="3.327cm" svg:y="17.631cm">
          <draw:text-box>
            <text:p text:style-name="P1"><text:span text:style-name="T5"><text:s text:c="4"/></text:span><text:span text:style-name="T5">2-dim, tuples </text:span></text:p>
          </draw:text-box>
        </draw:frame>
        <draw:frame draw:style-name="gr1" draw:text-style-name="P6" draw:layer="layout" svg:width="1.492cm" svg:height="0.374cm" svg:x="8.48cm" svg:y="17.121cm">
          <draw:text-box>
            <text:p text:style-name="P1"><text:span text:style-name="T5">Chapter 7 </text:span></text:p>
          </draw:text-box>
        </draw:frame>
        <draw:frame draw:style-name="gr1" draw:text-style-name="P6" draw:layer="layout" svg:width="2.461cm" svg:height="0.374cm" svg:x="8.48cm" svg:y="17.631cm">
          <draw:text-box>
            <text:p text:style-name="P1"><text:span text:style-name="T5"><text:s text:c="4"/></text:span><text:span text:style-name="T5">sections 7.6-9 </text:span></text:p>
          </draw:text-box>
        </draw:frame>
        <draw:frame draw:style-name="gr1" draw:text-style-name="P6" draw:layer="layout" svg:width="0.099cm" svg:height="0.374cm" svg:x="11.914cm" svg:y="17.121cm">
          <draw:text-box>
            <text:p text:style-name="P1"><text:span text:style-name="T5"><text:s/></text:span></text:p>
          </draw:text-box>
        </draw:frame>
        <draw:polygon draw:style-name="gr5" draw:text-style-name="P8" draw:layer="layout" svg:width="1.118cm" svg:height="0.017cm" svg:x="2.209cm" svg:y="16.979cm" svg:viewBox="0 0 1119 18" draw:points="0,18 1119,18 1119,0 0,0">
          <text:p/>
        </draw:polygon>
        <draw:polygon draw:style-name="gr5" draw:text-style-name="P8" draw:layer="layout" svg:width="0.017cm" svg:height="0.017cm" svg:x="3.327cm" svg:y="16.979cm" svg:viewBox="0 0 18 18" draw:points="0,18 18,18 18,0 0,0">
          <text:p/>
        </draw:polygon>
        <draw:polygon draw:style-name="gr5" draw:text-style-name="P8" draw:layer="layout" svg:width="5.136cm" svg:height="0.017cm" svg:x="3.344cm" svg:y="16.979cm" svg:viewBox="0 0 5137 18" draw:points="0,18 5137,18 5137,0 0,0">
          <text:p/>
        </draw:polygon>
        <draw:polygon draw:style-name="gr5" draw:text-style-name="P8" draw:layer="layout" svg:width="0.017cm" svg:height="0.017cm" svg:x="8.48cm" svg:y="16.979cm" svg:viewBox="0 0 18 18" draw:points="0,18 18,18 18,0 0,0">
          <text:p/>
        </draw:polygon>
        <draw:polygon draw:style-name="gr5" draw:text-style-name="P8" draw:layer="layout" svg:width="3.417cm" svg:height="0.017cm" svg:x="8.497cm" svg:y="16.979cm" svg:viewBox="0 0 3418 18" draw:points="0,18 3418,18 3418,0 0,0">
          <text:p/>
        </draw:polygon>
        <draw:polygon draw:style-name="gr5" draw:text-style-name="P8" draw:layer="layout" svg:width="0.016cm" svg:height="0.017cm" svg:x="11.914cm" svg:y="16.979cm" svg:viewBox="0 0 17 18" draw:points="0,18 17,18 17,0 0,0">
          <text:p/>
        </draw:polygon>
        <draw:polygon draw:style-name="gr5" draw:text-style-name="P8" draw:layer="layout" svg:width="5.135cm" svg:height="0.017cm" svg:x="11.93cm" svg:y="16.979cm" svg:viewBox="0 0 5136 18" draw:points="0,18 5136,18 5136,0 0,0">
          <text:p/>
        </draw:polygon>
        <draw:frame draw:style-name="gr1" draw:text-style-name="P6" draw:layer="layout" svg:width="4.447cm" svg:height="0.374cm" svg:x="11.914cm" svg:y="17.631cm">
          <draw:text-box>
            <text:p text:style-name="P1"><text:span text:style-name="T5">MyProgrammingLab Hw 6 – 4/1 </text:span></text:p>
          </draw:text-box>
        </draw:frame>
        <draw:frame draw:style-name="gr1" draw:text-style-name="P6" draw:layer="layout" svg:width="0.959cm" svg:height="0.374cm" svg:x="2.209cm" svg:y="18.3cm">
          <draw:text-box>
            <text:p text:style-name="P1"><text:span text:style-name="T4"><text:s text:c="5"/></text:span><text:span text:style-name="T4">13 </text:span></text:p>
          </draw:text-box>
        </draw:frame>
        <draw:frame draw:style-name="gr1" draw:text-style-name="P6" draw:layer="layout" svg:width="2.762cm" svg:height="0.374cm" svg:x="3.327cm" svg:y="18.3cm">
          <draw:text-box>
            <text:p text:style-name="P1"><text:span text:style-name="T5">Strings: operations </text:span></text:p>
          </draw:text-box>
        </draw:frame>
        <draw:frame draw:style-name="gr1" draw:text-style-name="P6" draw:layer="layout" svg:width="1.492cm" svg:height="0.374cm" svg:x="8.48cm" svg:y="18.3cm">
          <draw:text-box>
            <text:p text:style-name="P1"><text:span text:style-name="T5">Chapter 8 </text:span></text:p>
          </draw:text-box>
        </draw:frame>
        <draw:frame draw:style-name="gr1" draw:text-style-name="P6" draw:layer="layout" svg:width="2.461cm" svg:height="0.374cm" svg:x="8.48cm" svg:y="18.808cm">
          <draw:text-box>
            <text:p text:style-name="P1"><text:span text:style-name="T5"><text:s text:c="4"/></text:span><text:span text:style-name="T5">sections 8.1-2 </text:span></text:p>
          </draw:text-box>
        </draw:frame>
        <draw:frame draw:style-name="gr1" draw:text-style-name="P6" draw:layer="layout" svg:width="3.698cm" svg:height="0.374cm" svg:x="11.914cm" svg:y="18.3cm">
          <draw:text-box>
            <text:p text:style-name="P1"><text:span text:style-name="T5">Quiz 6 on chapter 7 – 4/4 </text:span></text:p>
          </draw:text-box>
        </draw:frame>
        <draw:polygon draw:style-name="gr5" draw:text-style-name="P8" draw:layer="layout" svg:width="1.118cm" svg:height="0.017cm" svg:x="2.209cm" svg:y="18.158cm" svg:viewBox="0 0 1119 18" draw:points="0,18 1119,18 1119,0 0,0">
          <text:p/>
        </draw:polygon>
        <draw:polygon draw:style-name="gr5" draw:text-style-name="P8" draw:layer="layout" svg:width="0.017cm" svg:height="0.017cm" svg:x="3.327cm" svg:y="18.158cm" svg:viewBox="0 0 18 18" draw:points="0,18 18,18 18,0 0,0">
          <text:p/>
        </draw:polygon>
        <draw:polygon draw:style-name="gr5" draw:text-style-name="P8" draw:layer="layout" svg:width="5.136cm" svg:height="0.017cm" svg:x="3.344cm" svg:y="18.158cm" svg:viewBox="0 0 5137 18" draw:points="0,18 5137,18 5137,0 0,0">
          <text:p/>
        </draw:polygon>
        <draw:polygon draw:style-name="gr5" draw:text-style-name="P8" draw:layer="layout" svg:width="0.017cm" svg:height="0.017cm" svg:x="8.48cm" svg:y="18.158cm" svg:viewBox="0 0 18 18" draw:points="0,18 18,18 18,0 0,0">
          <text:p/>
        </draw:polygon>
        <draw:polygon draw:style-name="gr5" draw:text-style-name="P8" draw:layer="layout" svg:width="3.417cm" svg:height="0.017cm" svg:x="8.497cm" svg:y="18.158cm" svg:viewBox="0 0 3418 18" draw:points="0,18 3418,18 3418,0 0,0">
          <text:p/>
        </draw:polygon>
        <draw:polygon draw:style-name="gr5" draw:text-style-name="P8" draw:layer="layout" svg:width="0.016cm" svg:height="0.017cm" svg:x="11.914cm" svg:y="18.158cm" svg:viewBox="0 0 17 18" draw:points="0,18 17,18 17,0 0,0">
          <text:p/>
        </draw:polygon>
        <draw:polygon draw:style-name="gr5" draw:text-style-name="P8" draw:layer="layout" svg:width="5.135cm" svg:height="0.017cm" svg:x="11.93cm" svg:y="18.158cm" svg:viewBox="0 0 5136 18" draw:points="0,18 5136,18 5136,0 0,0">
          <text:p/>
        </draw:polygon>
        <draw:frame draw:style-name="gr1" draw:text-style-name="P6" draw:layer="layout" svg:width="4.163cm" svg:height="0.374cm" svg:x="11.914cm" svg:y="18.808cm">
          <draw:text-box>
            <text:p text:style-name="P1"><text:span text:style-name="T5">Programming project 3 – 4/8 </text:span></text:p>
          </draw:text-box>
        </draw:frame>
        <draw:frame draw:style-name="gr1" draw:text-style-name="P6" draw:layer="layout" svg:width="0.959cm" svg:height="0.374cm" svg:x="2.209cm" svg:y="19.479cm">
          <draw:text-box>
            <text:p text:style-name="P1"><text:span text:style-name="T4"><text:s text:c="5"/></text:span><text:span text:style-name="T4">14 </text:span></text:p>
          </draw:text-box>
        </draw:frame>
        <draw:frame draw:style-name="gr1" draw:text-style-name="P6" draw:layer="layout" svg:width="4.756cm" svg:height="0.374cm" svg:x="3.327cm" svg:y="19.479cm">
          <draw:text-box>
            <text:p text:style-name="P1"><text:span text:style-name="T5">Strings: search and manipulation </text:span></text:p>
          </draw:text-box>
        </draw:frame>
        <draw:frame draw:style-name="gr1" draw:text-style-name="P6" draw:layer="layout" svg:width="0.099cm" svg:height="0.374cm" svg:x="3.327cm" svg:y="19.987cm">
          <draw:text-box>
            <text:p text:style-name="P1"><text:span text:style-name="T5"><text:s/></text:span></text:p>
          </draw:text-box>
        </draw:frame>
        <draw:frame draw:style-name="gr1" draw:text-style-name="P6" draw:layer="layout" svg:width="1.492cm" svg:height="0.374cm" svg:x="8.48cm" svg:y="19.479cm">
          <draw:text-box>
            <text:p text:style-name="P1"><text:span text:style-name="T5">Chapter 8 </text:span></text:p>
          </draw:text-box>
        </draw:frame>
        <draw:frame draw:style-name="gr1" draw:text-style-name="P6" draw:layer="layout" svg:width="2.177cm" svg:height="0.374cm" svg:x="8.48cm" svg:y="19.987cm">
          <draw:text-box>
            <text:p text:style-name="P1"><text:span text:style-name="T5"><text:s text:c="4"/></text:span><text:span text:style-name="T5">sections 8.3 </text:span></text:p>
          </draw:text-box>
        </draw:frame>
        <draw:polygon draw:style-name="gr5" draw:text-style-name="P8" draw:layer="layout" svg:width="1.118cm" svg:height="0.016cm" svg:x="2.209cm" svg:y="19.335cm" svg:viewBox="0 0 1119 17" draw:points="0,17 1119,17 1119,0 0,0">
          <text:p/>
        </draw:polygon>
        <draw:polygon draw:style-name="gr5" draw:text-style-name="P8" draw:layer="layout" svg:width="0.017cm" svg:height="0.016cm" svg:x="3.327cm" svg:y="19.335cm" svg:viewBox="0 0 18 17" draw:points="0,17 18,17 18,0 0,0">
          <text:p/>
        </draw:polygon>
        <draw:polygon draw:style-name="gr5" draw:text-style-name="P8" draw:layer="layout" svg:width="5.136cm" svg:height="0.016cm" svg:x="3.344cm" svg:y="19.335cm" svg:viewBox="0 0 5137 17" draw:points="0,17 5137,17 5137,0 0,0">
          <text:p/>
        </draw:polygon>
        <draw:polygon draw:style-name="gr5" draw:text-style-name="P8" draw:layer="layout" svg:width="0.017cm" svg:height="0.016cm" svg:x="8.48cm" svg:y="19.335cm" svg:viewBox="0 0 18 17" draw:points="0,17 18,17 18,0 0,0">
          <text:p/>
        </draw:polygon>
        <draw:polygon draw:style-name="gr5" draw:text-style-name="P8" draw:layer="layout" svg:width="3.417cm" svg:height="0.016cm" svg:x="8.497cm" svg:y="19.335cm" svg:viewBox="0 0 3418 17" draw:points="0,17 3418,17 3418,0 0,0">
          <text:p/>
        </draw:polygon>
        <draw:polygon draw:style-name="gr5" draw:text-style-name="P8" draw:layer="layout" svg:width="0.016cm" svg:height="0.016cm" svg:x="11.914cm" svg:y="19.335cm" svg:viewBox="0 0 17 17" draw:points="0,17 17,17 17,0 0,0">
          <text:p/>
        </draw:polygon>
        <draw:polygon draw:style-name="gr5" draw:text-style-name="P8" draw:layer="layout" svg:width="5.135cm" svg:height="0.016cm" svg:x="11.93cm" svg:y="19.335cm" svg:viewBox="0 0 5136 17" draw:points="0,17 5136,17 5136,0 0,0">
          <text:p/>
        </draw:polygon>
        <draw:frame draw:style-name="gr1" draw:text-style-name="P6" draw:layer="layout" svg:width="4.515cm" svg:height="0.374cm" svg:x="11.914cm" svg:y="19.479cm">
          <draw:text-box>
            <text:p text:style-name="P1"><text:span text:style-name="T5">Test 3 on chapters 5 &amp; 7 – 4/11 </text:span></text:p>
          </draw:text-box>
        </draw:frame>
        <draw:frame draw:style-name="gr1" draw:text-style-name="P6" draw:layer="layout" svg:width="0.959cm" svg:height="0.374cm" svg:x="2.209cm" svg:y="20.656cm">
          <draw:text-box>
            <text:p text:style-name="P1"><text:span text:style-name="T4"><text:s text:c="5"/></text:span><text:span text:style-name="T4">15 </text:span></text:p>
          </draw:text-box>
        </draw:frame>
        <draw:frame draw:style-name="gr1" draw:text-style-name="P6" draw:layer="layout" svg:width="1.103cm" svg:height="0.374cm" svg:x="3.327cm" svg:y="20.656cm">
          <draw:text-box>
            <text:p text:style-name="P1"><text:span text:style-name="T5">Classes </text:span></text:p>
          </draw:text-box>
        </draw:frame>
        <draw:frame draw:style-name="gr1" draw:text-style-name="P6" draw:layer="layout" svg:width="1.657cm" svg:height="0.374cm" svg:x="8.48cm" svg:y="20.656cm">
          <draw:text-box>
            <text:p text:style-name="P1"><text:span text:style-name="T5">Chapter 10 </text:span></text:p>
          </draw:text-box>
        </draw:frame>
        <draw:frame draw:style-name="gr1" draw:text-style-name="P6" draw:layer="layout" svg:width="2.652cm" svg:height="0.374cm" svg:x="8.48cm" svg:y="21.166cm">
          <draw:text-box>
            <text:p text:style-name="P1"><text:span text:style-name="T5"><text:s text:c="4"/></text:span><text:span text:style-name="T5">Sections 10.1-3 </text:span></text:p>
          </draw:text-box>
        </draw:frame>
        <draw:frame draw:style-name="gr1" draw:text-style-name="P6" draw:layer="layout" svg:width="3.863cm" svg:height="0.374cm" svg:x="11.914cm" svg:y="20.656cm">
          <draw:text-box>
            <text:p text:style-name="P1"><text:span text:style-name="T5">Quiz 7 on chapter 8 – 4/18 </text:span></text:p>
          </draw:text-box>
        </draw:frame>
        <draw:polygon draw:style-name="gr5" draw:text-style-name="P8" draw:layer="layout" svg:width="1.118cm" svg:height="0.016cm" svg:x="2.209cm" svg:y="20.514cm" svg:viewBox="0 0 1119 17" draw:points="0,17 1119,17 1119,0 0,0">
          <text:p/>
        </draw:polygon>
        <draw:polygon draw:style-name="gr5" draw:text-style-name="P8" draw:layer="layout" svg:width="0.017cm" svg:height="0.016cm" svg:x="3.327cm" svg:y="20.514cm" svg:viewBox="0 0 18 17" draw:points="0,17 18,17 18,0 0,0">
          <text:p/>
        </draw:polygon>
        <draw:polygon draw:style-name="gr5" draw:text-style-name="P8" draw:layer="layout" svg:width="5.136cm" svg:height="0.016cm" svg:x="3.344cm" svg:y="20.514cm" svg:viewBox="0 0 5137 17" draw:points="0,17 5137,17 5137,0 0,0">
          <text:p/>
        </draw:polygon>
        <draw:polygon draw:style-name="gr5" draw:text-style-name="P8" draw:layer="layout" svg:width="0.017cm" svg:height="0.016cm" svg:x="8.48cm" svg:y="20.514cm" svg:viewBox="0 0 18 17" draw:points="0,17 18,17 18,0 0,0">
          <text:p/>
        </draw:polygon>
        <draw:polygon draw:style-name="gr5" draw:text-style-name="P8" draw:layer="layout" svg:width="3.417cm" svg:height="0.016cm" svg:x="8.497cm" svg:y="20.514cm" svg:viewBox="0 0 3418 17" draw:points="0,17 3418,17 3418,0 0,0">
          <text:p/>
        </draw:polygon>
        <draw:polygon draw:style-name="gr5" draw:text-style-name="P8" draw:layer="layout" svg:width="0.016cm" svg:height="0.016cm" svg:x="11.914cm" svg:y="20.514cm" svg:viewBox="0 0 17 17" draw:points="0,17 17,17 17,0 0,0">
          <text:p/>
        </draw:polygon>
        <draw:polygon draw:style-name="gr5" draw:text-style-name="P8" draw:layer="layout" svg:width="5.135cm" svg:height="0.016cm" svg:x="11.93cm" svg:y="20.514cm" svg:viewBox="0 0 5136 17" draw:points="0,17 5136,17 5136,0 0,0">
          <text:p/>
        </draw:polygon>
        <draw:frame draw:style-name="gr1" draw:text-style-name="P6" draw:layer="layout" svg:width="4.612cm" svg:height="0.374cm" svg:x="11.914cm" svg:y="21.166cm">
          <draw:text-box>
            <text:p text:style-name="P1"><text:span text:style-name="T5">MyProgrammingLab Hw 7 – 4/22 </text:span></text:p>
          </draw:text-box>
        </draw:frame>
        <draw:frame draw:style-name="gr1" draw:text-style-name="P6" draw:layer="layout" svg:width="0.959cm" svg:height="0.374cm" svg:x="2.209cm" svg:y="21.835cm">
          <draw:text-box>
            <text:p text:style-name="P1"><text:span text:style-name="T4"><text:s text:c="5"/></text:span><text:span text:style-name="T4">16 </text:span></text:p>
          </draw:text-box>
        </draw:frame>
        <draw:frame draw:style-name="gr1" draw:text-style-name="P6" draw:layer="layout" svg:width="1.098cm" svg:height="0.374cm" svg:x="3.327cm" svg:y="21.835cm">
          <draw:text-box>
            <text:p text:style-name="P1"><text:span text:style-name="T5">Review </text:span></text:p>
          </draw:text-box>
        </draw:frame>
        <draw:frame draw:style-name="gr1" draw:text-style-name="P6" draw:layer="layout" svg:width="2.995cm" svg:height="0.374cm" svg:x="8.48cm" svg:y="21.835cm">
          <draw:text-box>
            <text:p text:style-name="P1"><text:span text:style-name="T5">Ch. 1,2,3,4,5,7,8,10 </text:span></text:p>
          </draw:text-box>
        </draw:frame>
        <draw:frame draw:style-name="gr1" draw:text-style-name="P6" draw:layer="layout" svg:width="4.028cm" svg:height="0.374cm" svg:x="11.914cm" svg:y="21.835cm">
          <draw:text-box>
            <text:p text:style-name="P1"><text:span text:style-name="T5">Quiz 8 on chapter 10 – 4/25 </text:span></text:p>
          </draw:text-box>
        </draw:frame>
        <draw:polygon draw:style-name="gr5" draw:text-style-name="P8" draw:layer="layout" svg:width="1.118cm" svg:height="0.016cm" svg:x="2.209cm" svg:y="21.693cm" svg:viewBox="0 0 1119 17" draw:points="0,17 1119,17 1119,0 0,0">
          <text:p/>
        </draw:polygon>
        <draw:polygon draw:style-name="gr5" draw:text-style-name="P8" draw:layer="layout" svg:width="0.017cm" svg:height="0.016cm" svg:x="3.327cm" svg:y="21.693cm" svg:viewBox="0 0 18 17" draw:points="0,17 18,17 18,0 0,0">
          <text:p/>
        </draw:polygon>
        <draw:polygon draw:style-name="gr5" draw:text-style-name="P8" draw:layer="layout" svg:width="5.136cm" svg:height="0.016cm" svg:x="3.344cm" svg:y="21.693cm" svg:viewBox="0 0 5137 17" draw:points="0,17 5137,17 5137,0 0,0">
          <text:p/>
        </draw:polygon>
        <draw:polygon draw:style-name="gr5" draw:text-style-name="P8" draw:layer="layout" svg:width="0.017cm" svg:height="0.016cm" svg:x="8.48cm" svg:y="21.693cm" svg:viewBox="0 0 18 17" draw:points="0,17 18,17 18,0 0,0">
          <text:p/>
        </draw:polygon>
        <draw:polygon draw:style-name="gr5" draw:text-style-name="P8" draw:layer="layout" svg:width="3.417cm" svg:height="0.016cm" svg:x="8.497cm" svg:y="21.693cm" svg:viewBox="0 0 3418 17" draw:points="0,17 3418,17 3418,0 0,0">
          <text:p/>
        </draw:polygon>
        <draw:polygon draw:style-name="gr5" draw:text-style-name="P8" draw:layer="layout" svg:width="0.016cm" svg:height="0.016cm" svg:x="11.914cm" svg:y="21.693cm" svg:viewBox="0 0 17 17" draw:points="0,17 17,17 17,0 0,0">
          <text:p/>
        </draw:polygon>
        <draw:polygon draw:style-name="gr5" draw:text-style-name="P8" draw:layer="layout" svg:width="5.135cm" svg:height="0.016cm" svg:x="11.93cm" svg:y="21.693cm" svg:viewBox="0 0 5136 17" draw:points="0,17 5136,17 5136,0 0,0">
          <text:p/>
        </draw:polygon>
        <draw:frame draw:style-name="gr1" draw:text-style-name="P6" draw:layer="layout" svg:width="4.328cm" svg:height="0.374cm" svg:x="11.914cm" svg:y="22.343cm">
          <draw:text-box>
            <text:p text:style-name="P1"><text:span text:style-name="T5">Programming project 4 – 4/29 </text:span></text:p>
          </draw:text-box>
        </draw:frame>
        <draw:frame draw:style-name="gr1" draw:text-style-name="P6" draw:layer="layout" svg:width="0.959cm" svg:height="0.374cm" svg:x="2.209cm" svg:y="23.014cm">
          <draw:text-box>
            <text:p text:style-name="P1"><text:span text:style-name="T4"><text:s text:c="5"/></text:span><text:span text:style-name="T4">17 </text:span></text:p>
          </draw:text-box>
        </draw:frame>
        <draw:frame draw:style-name="gr1" draw:text-style-name="P6" draw:layer="layout" svg:width="0.099cm" svg:height="0.374cm" svg:x="3.327cm" svg:y="23.014cm">
          <draw:text-box>
            <text:p text:style-name="P1"><text:span text:style-name="T5"><text:s/></text:span></text:p>
          </draw:text-box>
        </draw:frame>
        <draw:frame draw:style-name="gr1" draw:text-style-name="P6" draw:layer="layout" svg:width="0.099cm" svg:height="0.374cm" svg:x="8.48cm" svg:y="23.014cm">
          <draw:text-box>
            <text:p text:style-name="P1"><text:span text:style-name="T5"><text:s/></text:span></text:p>
          </draw:text-box>
        </draw:frame>
        <draw:polygon draw:style-name="gr5" draw:text-style-name="P8" draw:layer="layout" svg:width="1.118cm" svg:height="0.017cm" svg:x="2.209cm" svg:y="22.869cm" svg:viewBox="0 0 1119 18" draw:points="0,18 1119,18 1119,0 0,0">
          <text:p/>
        </draw:polygon>
        <draw:polygon draw:style-name="gr5" draw:text-style-name="P8" draw:layer="layout" svg:width="0.017cm" svg:height="0.017cm" svg:x="3.327cm" svg:y="22.869cm" svg:viewBox="0 0 18 18" draw:points="0,18 18,18 18,0 0,0">
          <text:p/>
        </draw:polygon>
        <draw:polygon draw:style-name="gr5" draw:text-style-name="P8" draw:layer="layout" svg:width="5.136cm" svg:height="0.017cm" svg:x="3.344cm" svg:y="22.869cm" svg:viewBox="0 0 5137 18" draw:points="0,18 5137,18 5137,0 0,0">
          <text:p/>
        </draw:polygon>
        <draw:polygon draw:style-name="gr5" draw:text-style-name="P8" draw:layer="layout" svg:width="0.017cm" svg:height="0.017cm" svg:x="8.48cm" svg:y="22.869cm" svg:viewBox="0 0 18 18" draw:points="0,18 18,18 18,0 0,0">
          <text:p/>
        </draw:polygon>
        <draw:polygon draw:style-name="gr5" draw:text-style-name="P8" draw:layer="layout" svg:width="3.417cm" svg:height="0.017cm" svg:x="8.497cm" svg:y="22.869cm" svg:viewBox="0 0 3418 18" draw:points="0,18 3418,18 3418,0 0,0">
          <text:p/>
        </draw:polygon>
        <draw:polygon draw:style-name="gr5" draw:text-style-name="P8" draw:layer="layout" svg:width="0.016cm" svg:height="0.017cm" svg:x="11.914cm" svg:y="22.869cm" svg:viewBox="0 0 17 18" draw:points="0,18 17,18 17,0 0,0">
          <text:p/>
        </draw:polygon>
        <draw:polygon draw:style-name="gr5" draw:text-style-name="P8" draw:layer="layout" svg:width="5.135cm" svg:height="0.017cm" svg:x="11.93cm" svg:y="22.869cm" svg:viewBox="0 0 5136 18" draw:points="0,18 5136,18 5136,0 0,0">
          <text:p/>
        </draw:polygon>
        <draw:polygon draw:style-name="gr3" draw:text-style-name="P7" draw:layer="layout" svg:width="1.143cm" svg:height="0.017cm" svg:x="2.184cm" svg:y="23.538cm" svg:viewBox="0 0 1144 18" draw:points="0,18 1144,18 1144,0 0,0">
          <text:p/>
        </draw:polygon>
        <draw:polygon draw:style-name="gr3" draw:text-style-name="P7" draw:layer="layout" svg:width="0.016cm" svg:height="0.017cm" svg:x="3.302cm" svg:y="23.538cm" svg:viewBox="0 0 17 18" draw:points="0,18 17,18 17,0 0,0">
          <text:p/>
        </draw:polygon>
        <draw:polygon draw:style-name="gr3" draw:text-style-name="P7" draw:layer="layout" svg:width="5.162cm" svg:height="0.017cm" svg:x="3.318cm" svg:y="23.538cm" svg:viewBox="0 0 5163 18" draw:points="0,18 5163,18 5163,0 0,0">
          <text:p/>
        </draw:polygon>
        <draw:polygon draw:style-name="gr3" draw:text-style-name="P7" draw:layer="layout" svg:width="0.017cm" svg:height="0.017cm" svg:x="8.454cm" svg:y="23.538cm" svg:viewBox="0 0 18 18" draw:points="0,18 18,18 18,0 0,0">
          <text:p/>
        </draw:polygon>
        <draw:polygon draw:style-name="gr3" draw:text-style-name="P7" draw:layer="layout" svg:width="3.443cm" svg:height="0.017cm" svg:x="8.471cm" svg:y="23.538cm" svg:viewBox="0 0 3444 18" draw:points="0,18 3444,18 3444,0 0,0">
          <text:p/>
        </draw:polygon>
        <draw:polygon draw:style-name="gr3" draw:text-style-name="P7" draw:layer="layout" svg:width="0.017cm" svg:height="0.017cm" svg:x="11.888cm" svg:y="23.538cm" svg:viewBox="0 0 18 18" draw:points="0,18 18,18 18,0 0,0">
          <text:p/>
        </draw:polygon>
        <draw:polygon draw:style-name="gr3" draw:text-style-name="P7" draw:layer="layout" svg:width="5.16cm" svg:height="0.017cm" svg:x="11.905cm" svg:y="23.538cm" svg:viewBox="0 0 5161 18" draw:points="0,18 5161,18 5161,0 0,0">
          <text:p/>
        </draw:polygon>
        <draw:frame draw:style-name="gr1" draw:text-style-name="P6" draw:layer="layout" svg:width="4.091cm" svg:height="0.374cm" svg:x="11.914cm" svg:y="23.014cm">
          <draw:text-box>
            <text:p text:style-name="P1"><text:span text:style-name="T5">Comprehensive final – 5/2-3 </text:span></text:p>
          </draw:text-box>
        </draw:frame>
        <draw:frame draw:style-name="gr1" draw:text-style-name="P3" draw:layer="layout" svg:width="0.129cm" svg:height="0.496cm" svg:x="2.209cm" svg:y="23.534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1" svg:font-family="'Trebuchet MS'"/>
    <style:font-face style:name="DejaVu Sans1" svg:font-family="'DejaVu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.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01T13:21:04.406466114</dc:date>
    <dc:creator>seith miller</dc:creator>
    <meta:editing-duration>PT25M42S</meta:editing-duration>
    <meta:editing-cycles>1</meta:editing-cycles>
    <meta:document-statistic meta:object-count="238"/>
    <meta:generator>LibreOffice/4.4.3.2$Linux_X86_64 LibreOffice_project/40m0$Build-2</meta:generator>
  </office:meta>
</office:document-meta>
</file>